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3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3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3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34M00S">
            <text:p>03:3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2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4M12S</meta:editing-duration>
    <meta:editing-cycles>18</meta:editing-cycles>
    <meta:generator>OpenOffice/4.0.1$Win32 OpenOffice.org_project/401m5$Build-9714</meta:generator>
    <dc:date>2013-12-09T12:40:26.61</dc:date>
    <dc:creator>Erwin van Tilburg</dc:creator>
    <meta:document-statistic meta:table-count="4" meta:cell-count="325" meta:object-count="0"/>
    <meta:user-defined meta:name="Info 1"/>
    <meta:user-defined meta:name="Info 2"/>
    <meta:user-defined meta:name="Info 3"/>
    <meta:user-defined meta:name="Info 4"/>
  </office:meta>
</office:document-meta>
</file>